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3.5035in"/>
    </style:style>
    <style:style style:name="Táblázat3.B" style:family="table-column">
      <style:table-column-properties style:column-width="3.9778in"/>
    </style:style>
    <style:style style:name="Táblázat3.C" style:family="table-column">
      <style:table-column-properties style:column-width="2.8313in"/>
    </style:style>
    <style:style style:name="Táblázat3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3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3.A2" style:family="table-cell">
      <style:table-cell-properties fo:padding="0.0299in" fo:border-left="0.05pt solid #000000" fo:border-right="none" fo:border-top="none" fo:border-bottom="0.05pt solid #000000"/>
    </style:style>
    <style:style style:name="Táblázat3.B2" style:family="table-cell">
      <style:table-cell-properties fo:padding="0.0299in" fo:border-left="0.05pt solid #000000" fo:border-right="none" fo:border-top="none" fo:border-bottom="0.05pt solid #000000"/>
    </style:style>
    <style:style style:name="Táblázat3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3" style:family="table-cell">
      <style:table-cell-properties fo:padding="0.0299in" fo:border-left="0.05pt solid #000000" fo:border-right="none" fo:border-top="none" fo:border-bottom="0.05pt solid #000000"/>
    </style:style>
    <style:style style:name="Táblázat3.B3" style:family="table-cell">
      <style:table-cell-properties fo:background-color="#dddddd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299in" fo:border-left="0.05pt solid #000000" fo:border-right="none" fo:border-top="none" fo:border-bottom="0.05pt solid #000000"/>
    </style:style>
    <style:style style:name="Táblázat3.B4" style:family="table-cell">
      <style:table-cell-properties fo:background-color="transparent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5" style:family="table-row">
      <style:table-row-properties style:min-row-height="0.0681in"/>
    </style:style>
    <style:style style:name="Táblázat3.A5" style:family="table-cell">
      <style:table-cell-properties fo:padding="0.0299in" fo:border-left="0.05pt solid #000000" fo:border-right="none" fo:border-top="none" fo:border-bottom="0.05pt solid #000000"/>
    </style:style>
    <style:style style:name="Táblázat3.A6" style:family="table-cell">
      <style:table-cell-properties fo:padding="0.0299in" fo:border-left="0.05pt solid #000000" fo:border-right="none" fo:border-top="none" fo:border-bottom="0.05pt solid #000000"/>
    </style:style>
    <style:style style:name="Táblázat3.B6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7" style:family="table-cell">
      <style:table-cell-properties fo:padding="0.0299in" fo:border-left="0.05pt solid #000000" fo:border-right="none" fo:border-top="none" fo:border-bottom="0.05pt solid #000000"/>
    </style:style>
    <style:style style:name="Táblázat3.A8" style:family="table-cell">
      <style:table-cell-properties fo:padding="0.0299in" fo:border-left="0.05pt solid #000000" fo:border-right="none" fo:border-top="none" fo:border-bottom="0.05pt solid #000000"/>
    </style:style>
    <style:style style:name="Táblázat3.B8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4" style:family="table">
      <style:table-properties style:width="10.3125in" fo:break-before="page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4.A2" style:family="table-cell">
      <style:table-cell-properties fo:padding="0.0299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in" fo:margin-bottom="0in" loext:contextual-spacing="true" fo:line-height="100%" style:writing-mode="page"/>
      <style:text-properties fo:font-size="10pt" officeooo:paragraph-rsid="004fe6dd" style:font-size-asian="10pt" style:font-size-complex="10pt"/>
    </style:style>
    <style:style style:name="P2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bea76d" style:font-size-asian="10pt" style:font-weight-asian="normal" style:font-size-complex="10pt" style:font-weight-complex="normal"/>
    </style:style>
    <style:style style:name="P3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1133258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4fe6dd"/>
    </style:style>
    <style:style style:name="P5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e107fd"/>
    </style:style>
    <style:style style:name="P6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1133258"/>
    </style:style>
    <style:style style:name="P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4fe6dd"/>
    </style:style>
    <style:style style:name="P8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ef504"/>
    </style:style>
    <style:style style:name="P9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42152"/>
    </style:style>
    <style:style style:name="P10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ef600"/>
    </style:style>
    <style:style style:name="P11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6da9e"/>
    </style:style>
    <style:style style:name="P12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82b2f"/>
    </style:style>
    <style:style style:name="P13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a8244"/>
    </style:style>
    <style:style style:name="P14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bd219"/>
    </style:style>
    <style:style style:name="P15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bea76d"/>
    </style:style>
    <style:style style:name="P16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d26464"/>
    </style:style>
    <style:style style:name="P1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ff067d"/>
    </style:style>
    <style:style style:name="P18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133258"/>
    </style:style>
    <style:style style:name="P19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1fc086"/>
    </style:style>
    <style:style style:name="P20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24c3ef"/>
    </style:style>
    <style:style style:name="P21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2604fc"/>
    </style:style>
    <style:style style:name="P22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2a6f39"/>
    </style:style>
    <style:style style:name="P23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387dad"/>
    </style:style>
    <style:style style:name="P24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3dcd54"/>
    </style:style>
    <style:style style:name="P25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4fe6dd" style:font-weight-asian="normal" style:font-weight-complex="normal"/>
    </style:style>
    <style:style style:name="P26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66ed90" style:font-weight-asian="normal" style:font-weight-complex="normal"/>
    </style:style>
    <style:style style:name="P27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1133258" style:font-weight-asian="normal" style:font-weight-complex="normal"/>
    </style:style>
    <style:style style:name="P28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8681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73443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4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b1973d"/>
    </style:style>
    <style:style style:name="P35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normal" officeooo:rsid="003fb682" officeooo:paragraph-rsid="00734438" fo:background-color="#ddddd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6" style:family="paragraph" style:parent-style-name="Standard">
      <style:paragraph-properties fo:line-height="100%"/>
      <style:text-properties fo:language="zxx" fo:country="none" officeooo:paragraph-rsid="004fe6dd" style:language-asian="zxx" style:country-asian="none" style:language-complex="zxx" style:country-complex="none"/>
    </style:style>
    <style:style style:name="P37" style:family="paragraph" style:parent-style-name="Table_20_Contents">
      <style:paragraph-properties fo:margin-top="0in" fo:margin-bottom="0in" loext:contextual-spacing="true" fo:line-height="100%" style:writing-mode="page"/>
      <style:text-properties fo:font-size="10pt" officeooo:paragraph-rsid="013e0fbc" style:font-size-asian="10pt" style:font-size-complex="10pt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d4ac60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d83dc0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13c9068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13dcd54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officeooo:rsid="00130ea1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4dcc2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56da9e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642152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24b585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4734d4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32adaa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403158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70843d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74a3b2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07ef600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0982b2f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officeooo:rsid="00a6cba2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Courier New" fo:font-size="10pt" fo:language="zxx" fo:country="none" officeooo:rsid="00bea76d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Courier New" fo:font-size="10pt" fo:language="zxx" fo:country="none" officeooo:rsid="00d59f8b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Courier New" fo:font-size="10pt" fo:language="zxx" fo:country="none" officeooo:rsid="00ea8f89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Courier New" fo:font-size="10pt" fo:language="zxx" fo:country="none" officeooo:rsid="00ebb054" style:font-size-asian="10pt" style:language-asian="zxx" style:country-asian="none" style:font-size-complex="10pt" style:language-complex="zxx" style:country-complex="none"/>
    </style:style>
    <style:style style:name="T25" style:family="text">
      <style:text-properties style:font-name="Courier New" fo:font-size="10pt" fo:language="zxx" fo:country="none" officeooo:rsid="0130ca93" style:font-size-asian="10pt" style:language-asian="zxx" style:country-asian="none" style:font-size-complex="10pt" style:language-complex="zxx" style:country-complex="none"/>
    </style:style>
    <style:style style:name="T26" style:family="text">
      <style:text-properties style:font-name="Courier New" fo:font-size="10pt" fo:language="zxx" fo:country="none" officeooo:rsid="013dcd54" style:font-size-asian="10pt" style:language-asian="zxx" style:country-asian="none" style:font-size-complex="10pt" style:language-complex="zxx" style:country-complex="none"/>
    </style:style>
    <style:style style:name="T27" style:family="text">
      <style:text-properties style:font-name="Courier New" fo:font-size="10pt" fo:language="zxx" fo:country="none" officeooo:rsid="013e0fbc" style:font-size-asian="10pt" style:language-asian="zxx" style:country-asian="none" style:font-size-complex="10pt" style:language-complex="zxx" style:country-complex="none"/>
    </style:style>
    <style:style style:name="T28" style:family="text">
      <style:text-properties style:font-name="Courier New" fo:font-size="10pt" fo:language="zxx" fo:country="none" fo:font-style="italic" officeooo:rsid="0064215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9" style:family="text">
      <style:text-properties style:font-name="Courier New" fo:font-size="10pt" fo:language="zxx" fo:country="none" fo:font-style="italic" fo:font-weight="normal" officeooo:rsid="004a684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0" style:family="text">
      <style:text-properties style:font-name="Courier New" fo:font-size="10pt" fo:language="zxx" fo:country="none" fo:font-style="normal" fo:font-weight="normal" officeooo:rsid="0039a4d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1" style:family="text">
      <style:text-properties style:font-name="Courier New" fo:font-size="10pt" fo:language="zxx" fo:country="none" fo:font-style="normal" fo:font-weight="normal" officeooo:rsid="004a684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2" style:family="text">
      <style:text-properties style:font-name="Courier New" fo:font-size="10pt" fo:language="zxx" fo:country="none" fo:font-style="normal" fo:font-weight="normal" officeooo:rsid="00a1a01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3" style:family="text">
      <style:text-properties style:font-name="Courier New" fo:font-size="10pt" fo:language="zxx" fo:country="none" fo:font-style="normal" officeooo:rsid="006fca3f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4" style:family="text">
      <style:text-properties style:font-name="Courier New" fo:font-size="10pt" fo:language="zxx" fo:country="none" fo:font-style="normal" officeooo:rsid="004b840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5" style:family="text">
      <style:text-properties style:font-name="Courier New" fo:font-size="10pt" fo:language="zxx" fo:country="none" fo:font-style="normal" fo:font-weight="bold" officeooo:rsid="011fc086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6" style:family="text">
      <style:text-properties style:font-name="Courier New" fo:font-size="10pt" fo:language="zxx" fo:country="none" fo:font-weight="bold" officeooo:rsid="0113325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7" style:family="text">
      <style:text-properties style:font-name="Courier New" fo:font-size="10pt" fo:language="zxx" fo:country="none" fo:font-weight="bold" officeooo:rsid="0130ca9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8" style:family="text">
      <style:text-properties style:font-name="Courier New" fo:font-size="10pt" fo:language="zxx" fo:country="none" fo:font-weight="normal" officeooo:rsid="0113325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9" style:family="text">
      <style:text-properties style:font-name="Courier New" fo:font-size="10pt" fo:language="zxx" fo:country="none" fo:font-weight="normal" officeooo:rsid="00130ea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0" style:family="text">
      <style:text-properties style:font-name="Courier New" fo:font-size="10pt" fo:language="zxx" fo:country="none" fo:background-color="#ff3333" loext:char-shading-value="0" style:font-size-asian="10pt" style:language-asian="zxx" style:country-asian="none" style:font-size-complex="10pt" style:language-complex="zxx" style:country-complex="none"/>
    </style:style>
    <style:style style:name="T41" style:family="text">
      <style:text-properties style:font-name="Courier New" fo:font-size="10pt" fo:language="zxx" fo:country="none" officeooo:rsid="013e0fbc" fo:background-color="#ff3333" loext:char-shading-value="0" style:font-size-asian="10pt" style:language-asian="zxx" style:country-asian="none" style:font-size-complex="10pt" style:language-complex="zxx" style:country-complex="none"/>
    </style:style>
    <style:style style:name="T42" style:family="text">
      <style:text-properties style:font-name="Courier New" fo:font-size="10pt" fo:language="zxx" fo:country="none" officeooo:rsid="013e0fbc" fo:background-color="#ff3333" loext:char-shading-value="0" style:font-size-asian="10pt" style:language-asian="zxx" style:country-asian="none" style:font-size-complex="10pt" style:language-complex="zxx" style:country-complex="none"/>
    </style:style>
    <style:style style:name="T43" style:family="text">
      <style:text-properties style:font-name="Courier New" fo:font-size="10pt" fo:language="zxx" fo:country="none" fo:background-color="#ff3333" loext:char-shading-value="0" style:font-size-asian="10pt" style:language-asian="zxx" style:country-asian="none" style:font-size-complex="10pt" style:language-complex="zxx" style:country-complex="none"/>
    </style:style>
    <style:style style:name="T44" style:family="text">
      <style:text-properties style:font-name="Courier New" fo:font-size="10pt" fo:language="en" fo:country="US" officeooo:rsid="012604fc" style:font-size-asian="10pt" style:language-asian="zxx" style:country-asian="none" style:font-size-complex="10pt" style:language-complex="zxx" style:country-complex="none"/>
    </style:style>
    <style:style style:name="T45" style:family="text">
      <style:text-properties style:font-name="Courier New" fo:language="zxx" fo:country="none" fo:font-style="normal" officeooo:rsid="0039a4d0" style:language-asian="zxx" style:country-asian="none" style:font-style-asian="normal" style:language-complex="zxx" style:country-complex="none" style:font-style-complex="normal"/>
    </style:style>
    <style:style style:name="T46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47" style:family="text">
      <style:text-properties style:font-name="Courier New" fo:language="zxx" fo:country="none" officeooo:rsid="007d5211" style:language-asian="zxx" style:country-asian="none" style:language-complex="zxx" style:country-complex="none"/>
    </style:style>
    <style:style style:name="T48" style:family="text">
      <style:text-properties style:font-name="Courier New" fo:language="zxx" fo:country="none" officeooo:rsid="00bea76d" style:language-asian="zxx" style:country-asian="none" style:language-complex="zxx" style:country-complex="none"/>
    </style:style>
    <style:style style:name="T49" style:family="text">
      <style:text-properties style:font-name="Courier New" fo:background-color="#dddddd" loext:char-shading-value="0"/>
    </style:style>
    <style:style style:name="T50" style:family="text">
      <style:text-properties style:font-name="Courier New" officeooo:rsid="003fbac8" fo:background-color="#dddddd" loext:char-shading-value="0"/>
    </style:style>
    <style:style style:name="T51" style:family="text">
      <style:text-properties style:font-name="Courier New" officeooo:rsid="00e51008" fo:background-color="#dddddd" loext:char-shading-value="0"/>
    </style:style>
    <style:style style:name="T52" style:family="text">
      <style:text-properties style:font-name="Courier New" officeooo:rsid="00f9a3ee" fo:background-color="#dddddd" loext:char-shading-value="0"/>
    </style:style>
    <style:style style:name="T53" style:family="text">
      <style:text-properties style:font-name="Courier New" officeooo:rsid="0066ed90"/>
    </style:style>
    <style:style style:name="T54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55" style:family="text">
      <style:text-properties officeooo:rsid="00e209ed"/>
    </style:style>
    <style:style style:name="T56" style:family="text">
      <style:text-properties officeooo:rsid="00e4a2ca"/>
    </style:style>
    <style:style style:name="T57" style:family="text">
      <style:text-properties fo:color="#ffffff" style:font-name="Courier New" fo:font-size="10pt" fo:language="zxx" fo:country="none" fo:background-color="#ff3333" loext:char-shading-value="0" style:font-size-asian="10pt" style:language-asian="zxx" style:country-asian="none" style:font-size-complex="10pt" style:language-complex="zxx" style:country-complex="none"/>
    </style:style>
    <style:style style:name="T58" style:family="text">
      <style:text-properties fo:color="#ffffff" style:font-name="Courier New" fo:font-size="10pt" fo:language="zxx" fo:country="none" officeooo:rsid="013e0fbc" fo:background-color="#ff3333" loext:char-shading-value="0" style:font-size-asian="10pt" style:language-asian="zxx" style:country-asian="none" style:font-size-complex="10pt" style:language-complex="zxx" style:country-complex="none"/>
    </style:style>
    <style:style style:name="T59" style:family="text">
      <style:text-properties fo:color="#ffffff" style:font-name="Courier New" fo:font-size="10pt" fo:language="zxx" fo:country="none" fo:background-color="#ff9900" loext:char-shading-value="0" style:font-size-asian="10pt" style:language-asian="zxx" style:country-asian="none" style:font-size-complex="10pt" style:language-complex="zxx" style:country-complex="none"/>
    </style:style>
    <style:style style:name="T60" style:family="text">
      <style:text-properties fo:color="#ffffff" style:font-name="Courier New" fo:font-size="10pt" fo:language="zxx" fo:country="none" officeooo:rsid="013e0fbc" fo:background-color="#ff9900" loext:char-shading-value="0" style:font-size-asian="10pt" style:language-asian="zxx" style:country-asian="none" style:font-size-complex="10pt" style:language-complex="zxx" style:country-complex="none"/>
    </style:style>
    <style:style style:name="T61" style:family="text">
      <style:text-properties fo:color="#ffffff" style:font-name="Courier New" fo:language="zxx" fo:country="none" fo:font-style="normal" officeooo:rsid="0039a4d0" fo:background-color="#ff9900" loext:char-shading-value="0" style:language-asian="zxx" style:country-asian="none" style:font-style-asian="normal" style:language-complex="zxx" style:country-complex="none" style:font-style-complex="normal"/>
    </style:style>
    <style:style style:name="T62" style:family="text">
      <style:text-properties fo:color="#ffffff" style:font-name="Courier New" fo:language="zxx" fo:country="none" fo:font-style="normal" officeooo:rsid="013e0fbc" fo:background-color="#ff9900" loext:char-shading-value="0" style:language-asian="zxx" style:country-asian="none" style:font-style-asian="normal" style:language-complex="zxx" style:country-complex="none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4"><text:span text:style-name="T1">Celestra cheatsheet – v</text:span><text:span text:style-name="T3">2</text:span><text:span text:style-name="T4">.</text:span><text:span text:style-name="T5">1.</text:span><text:span text:style-name="T6">1</text:span><text:span text:style-name="T2"> – </text:span><text:a xlink:type="simple" xlink:href="https://github.com/Serrin/Celestra/" text:style-name="Internet_20_link" text:visited-style-name="Visited_20_Internet_20_Link"><text:span text:style-name="T54">https://github.com/Serrin/Celestra/</text:span></text:a></text:p>
      <text:p text:style-name="P33"/>
      <text:p text:style-name="P33">The <text:span text:style-name="T49"><text:s/></text:span><text:span text:style-name="T52">c</text:span><text:span text:style-name="T49">elestr</text:span><text:span text:style-name="T50">a </text:span><text:s/>and/<text:span text:style-name="T56">or</text:span> the <text:span text:style-name="T49"><text:s/>_ </text:span><text:s/>objects contain these functions, except the polyfills. Example: <text:span text:style-name="T49"><text:s/>_.qsa("</text:span><text:span text:style-name="T51">p</text:span><text:span text:style-name="T49">"); </text:span></text:p>
      <text:p text:style-name="P35"/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>
          <table:table-cell table:style-name="Táblázat3.A1" office:value-type="string">
            <text:p text:style-name="P30"><text:span text:style-name="T55">Core</text:span> API</text:p>
          </table:table-cell>
          <table:table-cell table:style-name="Táblázat3.A1" office:value-type="string">
            <text:p text:style-name="P30">DOM</text:p>
          </table:table-cell>
          <table:table-cell table:style-name="Táblázat3.C1" office:value-type="string">
            <text:p text:style-name="P32">Functional programming</text:p>
          </table:table-cell>
        </table:table-row>
        <table:table-row>
          <table:table-cell table:style-name="Táblázat3.A8" table:number-rows-spanned="7" office:value-type="string">
            <text:p text:style-name="P4"><text:span text:style-name="Source_20_Text"><text:span text:style-name="T7">qsa(&lt;selector&gt;[,context]).each( f</text:span></text:span><text:span text:style-name="Source_20_Text"><text:span text:style-name="T16">u</text:span></text:span><text:span text:style-name="Source_20_Text"><text:span text:style-name="T7">n</text:span></text:span><text:span text:style-name="Source_20_Text"><text:span text:style-name="T16">ction</text:span></text:span><text:span text:style-name="Source_20_Text"><text:span text:style-name="T7"> (el, i) { el.arguments; } );</text:span></text:span></text:p>
            <text:p text:style-name="P4"><text:span text:style-name="Source_20_Text"><text:span text:style-name="T7">qs(&lt;selector&gt;[,context]).argument;</text:span></text:span></text:p>
            <text:p text:style-name="P4"><text:span text:style-name="Source_20_Text"><text:span text:style-name="T7">domReady(&lt;f</text:span></text:span><text:span text:style-name="Source_20_Text"><text:span text:style-name="T17">u</text:span></text:span><text:span text:style-name="Source_20_Text"><text:span text:style-name="T7">n</text:span></text:span><text:span text:style-name="Source_20_Text"><text:span text:style-name="T17">ction</text:span></text:span><text:span text:style-name="Source_20_Text"><text:span text:style-name="T7">&gt;);</text:span></text:span></text:p>
            <text:p text:style-name="P4"><text:span text:style-name="Source_20_Text"><text:span text:style-name="T7">inherit(&lt;subclass&gt;,&lt;superclass&gt;);</text:span></text:span></text:p>
            <text:p text:style-name="P6"><text:span text:style-name="Source_20_Text"><text:span text:style-name="T7">random(</text:span></text:span><text:span text:style-name="Source_20_Text"><text:span text:style-name="T22">[</text:span></text:span><text:span text:style-name="Source_20_Text"><text:span text:style-name="T7">max</text:span></text:span><text:span text:style-name="Source_20_Text"><text:span text:style-name="T22">]</text:span></text:span><text:span text:style-name="Source_20_Text"><text:span text:style-name="T7">);</text:span></text:span></text:p>
            <text:p text:style-name="P6"><text:span text:style-name="Source_20_Text"><text:span text:style-name="T7">random(&lt;min&gt;,&lt;max&gt;);</text:span></text:span></text:p>
            <text:p text:style-name="P5"><text:span text:style-name="Source_20_Text"><text:span text:style-name="T7">randomString([length[,specChar]]);</text:span></text:span></text:p>
            <text:p text:style-name="P5"><text:span text:style-name="Source_20_Text"><text:span text:style-name="T7">b64Encode(&lt;string&gt;);</text:span></text:span></text:p>
            <text:p text:style-name="P5"><text:span text:style-name="Source_20_Text"><text:span text:style-name="T7">b64Decode(&lt;string&gt;);</text:span></text:span></text:p>
            <text:p text:style-name="P5"><text:span text:style-name="Source_20_Text"><text:span text:style-name="T7">javaHash(&lt;data&gt;[,hexa]);</text:span></text:span></text:p>
            <text:p text:style-name="P4"><text:span text:style-name="Source_20_Text"><text:span text:style-name="T7">getScript(&lt;url&gt;[,success]);</text:span></text:span></text:p>
            <text:p text:style-name="P4"><text:span text:style-name="Source_20_Text"><text:span text:style-name="T7">getScripts(&lt;scripts&gt;);</text:span></text:span></text:p>
            <text:p text:style-name="P4"><text:span text:style-name="Source_20_Text"><text:span text:style-name="T7">getStyle(&lt;href&gt;[,success]);</text:span></text:span></text:p>
            <text:p text:style-name="P4"><text:span text:style-name="Source_20_Text"><text:span text:style-name="T7">getStyles(&lt;styles&gt;);</text:span></text:span></text:p>
            <text:p text:style-name="P4"><text:span text:style-name="Source_20_Text"><text:span text:style-name="T7">getUrlVar([name]);</text:span></text:span></text:p>
            <text:p text:style-name="P7"><text:span text:style-name="Source_20_Text"><text:span text:style-name="T8">getUrlVarFromString(&lt;querystr&gt;[,name]);</text:span></text:span></text:p>
            <text:p text:style-name="P7"><text:span text:style-name="Source_20_Text"><text:span text:style-name="T7">obj2string(&lt;object&gt;);</text:span></text:span></text:p>
            <text:p text:style-name="P7"><text:span text:style-name="Source_20_Text"><text:span text:style-name="T7">getType(&lt;variable&gt;[,type]);</text:span></text:span></text:p>
            <text:p text:style-name="P24"><text:span text:style-name="Source_20_Text"><text:span text:style-name="T26">merge</text:span></text:span><text:span text:style-name="Source_20_Text"><text:span text:style-name="T7">([deep,]&lt;target&gt;,&lt;source1&gt;</text:span></text:span><text:span text:style-name="Source_20_Text"><text:span text:style-name="T9">[</text:span></text:span><text:span text:style-name="Source_20_Text"><text:span text:style-name="T7">,s</text:span></text:span><text:span text:style-name="Source_20_Text"><text:span text:style-name="T10">r</text:span></text:span><text:span text:style-name="Source_20_Text"><text:span text:style-name="T7">c</text:span></text:span><text:span text:style-name="Source_20_Text"><text:span text:style-name="T10">N</text:span></text:span><text:span text:style-name="Source_20_Text"><text:span text:style-name="T9">]</text:span></text:span><text:span text:style-name="Source_20_Text"><text:span text:style-name="T7">);</text:span></text:span></text:p>
            <text:p text:style-name="P11"><text:span text:style-name="Source_20_Text"><text:span text:style-name="T7">extend([deep,]&lt;target&gt;,&lt;source1&gt;</text:span></text:span><text:span text:style-name="Source_20_Text"><text:span text:style-name="T9">[</text:span></text:span><text:span text:style-name="Source_20_Text"><text:span text:style-name="T7">,s</text:span></text:span><text:span text:style-name="Source_20_Text"><text:span text:style-name="T10">r</text:span></text:span><text:span text:style-name="Source_20_Text"><text:span text:style-name="T7">c</text:span></text:span><text:span text:style-name="Source_20_Text"><text:span text:style-name="T10">N</text:span></text:span><text:span text:style-name="Source_20_Text"><text:span text:style-name="T9">]</text:span></text:span><text:span text:style-name="Source_20_Text"><text:span text:style-name="T7">);</text:span></text:span></text:p>
            <text:p text:style-name="P12"><text:span text:style-name="Source_20_Text"><text:span text:style-name="T7">deepAssign</text:span></text:span><text:span text:style-name="Source_20_Text"><text:span text:style-name="T19">(</text:span></text:span><text:span text:style-name="Source_20_Text"><text:span text:style-name="T7">&lt;target&gt;,&lt;source1&gt;</text:span></text:span><text:span text:style-name="Source_20_Text"><text:span text:style-name="T9">[</text:span></text:span><text:span text:style-name="Source_20_Text"><text:span text:style-name="T7">,s</text:span></text:span><text:span text:style-name="Source_20_Text"><text:span text:style-name="T10">r</text:span></text:span><text:span text:style-name="Source_20_Text"><text:span text:style-name="T7">c</text:span></text:span><text:span text:style-name="Source_20_Text"><text:span text:style-name="T10">N</text:span></text:span><text:span text:style-name="Source_20_Text"><text:span text:style-name="T9">]</text:span></text:span><text:span text:style-name="Source_20_Text"><text:span text:style-name="T7">);</text:span></text:span></text:p>
            <text:p text:style-name="P7"><text:span text:style-name="Source_20_Text"><text:span text:style-name="T7">getFullscreen();</text:span></text:span></text:p>
            <text:p text:style-name="P9"><text:span text:style-name="Source_20_Text"><text:span text:style-name="T7">setFullscreenOn(&lt;selector&gt; </text:span></text:span><text:span text:style-name="Source_20_Text"><text:span text:style-name="T28">or</text:span></text:span><text:span text:style-name="Source_20_Text"><text:span text:style-name="T11"> &lt;</text:span></text:span><text:span text:style-name="Source_20_Text"><text:span text:style-name="T12">element</text:span></text:span><text:span text:style-name="Source_20_Text"><text:span text:style-name="T11">&gt;</text:span></text:span><text:span text:style-name="Source_20_Text"><text:span text:style-name="T7">);</text:span></text:span></text:p>
            <text:p text:style-name="P7"><text:span text:style-name="Source_20_Text"><text:span text:style-name="T7">setFullscreenOff();</text:span></text:span></text:p>
            <text:p text:style-name="P7"><text:span text:style-name="Source_20_Text"><text:span text:style-name="T7">getLocation(&lt;success&gt;[,error]);</text:span></text:span></text:p>
            <text:p text:style-name="P7"><text:span text:style-name="Source_20_Text"><text:span text:style-name="T7">getDoNotTrack();</text:span></text:span></text:p>
            <text:p text:style-name="P13"><text:span text:style-name="Source_20_Text"><text:span text:style-name="T7">form2array(&lt;form&gt;);</text:span></text:span></text:p>
            <text:p text:style-name="P13"><text:span text:style-name="Source_20_Text"><text:span text:style-name="T7">form2string(&lt;form&gt;);</text:span></text:span></text:p>
            <text:p text:style-name="P10"><text:span text:style-name="Source_20_Text"><text:span text:style-name="T7">constant(&lt;value&gt;);</text:span></text:span></text:p>
            <text:p text:style-name="P10"><text:span text:style-name="Source_20_Text"><text:span text:style-name="T18">i</text:span></text:span><text:span text:style-name="Source_20_Text"><text:span text:style-name="T7">dentity(&lt;value&gt;);</text:span></text:span></text:p>
            <text:p text:style-name="P7"><text:span text:style-name="Source_20_Text"><text:span text:style-name="T7">noop();</text:span></text:span></text:p>
            <text:p text:style-name="P7"><text:span text:style-name="Source_20_Text"><text:span text:style-name="T7">removeTags(</text:span></text:span><text:span text:style-name="Source_20_Text"><text:span text:style-name="T24">&lt;</text:span></text:span><text:span text:style-name="Source_20_Text"><text:span text:style-name="T7">s</text:span></text:span><text:span text:style-name="Source_20_Text"><text:span text:style-name="T23">tring</text:span></text:span><text:span text:style-name="Source_20_Text"><text:span text:style-name="T24">&gt;</text:span></text:span><text:span text:style-name="Source_20_Text"><text:span text:style-name="T7">);</text:span></text:span></text:p>
            <text:p text:style-name="P16"><text:span text:style-name="Source_20_Text"><text:span text:style-name="T7">createFile(&lt;filename&gt;,&lt;content&gt;[,</text:span></text:span><text:span text:style-name="Source_20_Text"><text:span text:style-name="T20">d</text:span></text:span><text:span text:style-name="Source_20_Text"><text:span text:style-name="T7">Type]);</text:span></text:span></text:p>
            <text:p text:style-name="P14"><text:span text:style-name="Source_20_Text"><text:span text:style-name="T13">noConflict();</text:span></text:span></text:p>
            <text:p text:style-name="P14"><text:span text:style-name="Source_20_Text"><text:span text:style-name="T33">v</text:span></text:span><text:span text:style-name="Source_20_Text"><text:span text:style-name="T34">ersion;</text:span></text:span></text:p>
          </table:table-cell>
          <table:table-cell table:style-name="Táblázat3.B2" office:value-type="string">
            <text:p text:style-name="P25"><text:span text:style-name="Source_20_Text"><text:span text:style-name="T7">domCreate(&lt;type&gt;[,properties[,innerHTML]]);</text:span></text:span></text:p>
            <text:p text:style-name="P21"><text:span text:style-name="Source_20_Text"><text:span text:style-name="T39">domCreate(&lt;</text:span></text:span><text:bookmark text:name="result_box"/><text:span text:style-name="Source_20_Text"><text:span text:style-name="T44">element descriptive object</text:span></text:span><text:span text:style-name="Source_20_Text"><text:span text:style-name="T39">&gt;);</text:span></text:span></text:p>
            <text:p text:style-name="P25"><text:span text:style-name="Source_20_Text"><text:span text:style-name="T7">domGetCSS(&lt;element&gt;,&lt;property&gt;);</text:span></text:span></text:p>
            <text:p text:style-name="P25"><text:span text:style-name="Source_20_Text"><text:span text:style-name="T7">dom</text:span></text:span><text:span text:style-name="Source_20_Text"><text:span text:style-name="T14">S</text:span></text:span><text:span text:style-name="Source_20_Text"><text:span text:style-name="T7">etCSS(&lt;element&gt;,&lt;property&gt;,&lt;value&gt;);</text:span></text:span></text:p>
            <text:p text:style-name="P25"><text:span text:style-name="Source_20_Text"><text:span text:style-name="T7">dom</text:span></text:span><text:span text:style-name="Source_20_Text"><text:span text:style-name="T14">S</text:span></text:span><text:span text:style-name="Source_20_Text"><text:span text:style-name="T7">etCSS(&lt;element&gt;,&lt;properties&gt;);</text:span></text:span></text:p>
            <text:p text:style-name="P25"><text:span text:style-name="Source_20_Text"><text:span text:style-name="T7">domFadeIn(&lt;element&gt;[, duration[,display]]);</text:span></text:span></text:p>
            <text:p text:style-name="P25"><text:span text:style-name="Source_20_Text"><text:span text:style-name="T7">domFadeOut(&lt;element&gt;[,duration]);</text:span></text:span></text:p>
            <text:p text:style-name="P25"><text:span text:style-name="Source_20_Text"><text:span text:style-name="T7">domFadeToggle(&lt;element&gt;[,duration[,display]]);</text:span></text:span></text:p>
            <text:p text:style-name="P25"><text:span text:style-name="Source_20_Text"><text:span text:style-name="T7">domShow(&lt;element&gt;[,display]);</text:span></text:span></text:p>
            <text:p text:style-name="P25"><text:span text:style-name="Source_20_Text"><text:span text:style-name="T7">domHide(&lt;element&gt;);</text:span></text:span></text:p>
            <text:p text:style-name="P25"><text:span text:style-name="Source_20_Text"><text:span text:style-name="T7">domToggle(&lt;element&gt;[,display]);</text:span></text:span></text:p>
            <text:p text:style-name="P25"><text:span text:style-name="Source_20_Text"><text:span text:style-name="T7">domOn(&lt;eventTarget&gt;,&lt;eventType&gt;,&lt;callback&gt;);</text:span></text:span></text:p>
            <text:p text:style-name="P25"><text:span text:style-name="Source_20_Text"><text:span text:style-name="T7">domOff(&lt;eventTarget&gt;,&lt;eventType&gt;,&lt;callback&gt;);</text:span></text:span></text:p>
            <text:p text:style-name="P25"><text:span text:style-name="Source_20_Text"><text:span text:style-name="T7">domTrigger(&lt;eventTarget&gt;,&lt;eventType&gt;);</text:span></text:span></text:p>
          </table:table-cell>
          <table:table-cell table:style-name="Táblázat3.C2" office:value-type="string">
            <text:p text:style-name="P7"><text:span text:style-name="Source_20_Text"><text:span text:style-name="T7">toFunction(&lt;function&gt;);</text:span></text:span></text:p>
            <text:p text:style-name="P7"><text:span text:style-name="Source_20_Text"><text:span text:style-name="T7">bind(&lt;function&gt;,&lt;context&gt;);</text:span></text:span></text:p>
            <text:p text:style-name="P7"><text:span text:style-name="Source_20_Text"><text:span text:style-name="T7">forEach(&lt;collection&gt;,&lt;callback&gt;);</text:span></text:span></text:p>
            <text:p text:style-name="P7"><text:span text:style-name="Source_20_Text"><text:span text:style-name="T15">e</text:span></text:span><text:span text:style-name="Source_20_Text"><text:span text:style-name="T7">ach(&lt;collection&gt;,&lt;callback&gt;);</text:span></text:span></text:p>
            <text:p text:style-name="P7"><text:span text:style-name="Source_20_Text"><text:span text:style-name="T7">map(&lt;collection&gt;,&lt;callback&gt;);</text:span></text:span></text:p>
            <text:p text:style-name="P7"><text:span text:style-name="Source_20_Text"><text:span text:style-name="T7">forIn(&lt;object&gt;,&lt;callback&gt;);</text:span></text:span></text:p>
            <text:p text:style-name="P7"><text:span text:style-name="Source_20_Text"><text:span text:style-name="T7">mapIn(&lt;object&gt;,&lt;callback&gt;);</text:span></text:span></text:p>
            <text:p text:style-name="P7"><text:span text:style-name="Source_20_Text"><text:span text:style-name="T7">toArray(&lt;object&gt;); </text:span></text:span><text:span text:style-name="Source_20_Text"><text:span text:style-name="T59"><text:s/></text:span></text:span><text:span text:style-name="Source_20_Text"><text:span text:style-name="T60">DEPRECATED </text:span></text:span></text:p>
            <text:p text:style-name="P37"><text:span text:style-name="Source_20_Text"><text:span text:style-name="T45">toObject(&lt;array&gt;); </text:span></text:span><text:span text:style-name="Source_20_Text"><text:span text:style-name="T61"><text:s/></text:span></text:span><text:span text:style-name="Source_20_Text"><text:span text:style-name="T62">DEPRECATED </text:span></text:span></text:p>
            <text:p text:style-name="P1"><text:span text:style-name="Source_20_Text"><text:span text:style-name="T45">hasOwn(&lt;object&gt;,&lt;property&gt;);</text:span></text:span></text:p>
          </table:table-cell>
        </table:table-row>
        <table:table-row>
          <table:covered-table-cell/>
          <table:table-cell table:style-name="Táblázat3.B3" table:number-columns-spanned="2" office:value-type="string">
            <text:p text:style-name="P31">AJAX and CORS</text:p>
          </table:table-cell>
          <table:covered-table-cell/>
        </table:table-row>
        <table:table-row>
          <table:covered-table-cell/>
          <table:table-cell table:style-name="Táblázat3.B4" table:number-columns-spanned="2" office:value-type="string">
            <text:p text:style-name="P8"><text:span text:style-name="Source_20_Text"><text:span text:style-name="T7">getAjax(&lt;url&gt;,&lt;format&gt;,&lt;success&gt;[,error[,user,&lt;password&gt;]</text:span></text:span><text:span text:style-name="Source_20_Text"><text:span text:style-name="T21">]</text:span></text:span><text:span text:style-name="Source_20_Text"><text:span text:style-name="T7">);</text:span></text:span></text:p>
            <text:p text:style-name="P15"><text:span text:style-name="Source_20_Text"><text:span text:style-name="T7">postAjax(&lt;url&gt;,&lt;data&gt;,&lt;format&gt;,&lt;success&gt;[,error[,user,&lt;password&gt;]</text:span></text:span><text:span text:style-name="Source_20_Text"><text:span text:style-name="T21">]</text:span></text:span><text:span text:style-name="Source_20_Text"><text:span text:style-name="T7">);</text:span></text:span></text:p>
            <text:p text:style-name="P15"><text:span text:style-name="Source_20_Text"><text:span text:style-name="T7">getCors(&lt;url&gt;,&lt;format&gt;,&lt;success&gt;[,error[,user,&lt;password&gt;]</text:span></text:span><text:span text:style-name="Source_20_Text"><text:span text:style-name="T21">]</text:span></text:span><text:span text:style-name="Source_20_Text"><text:span text:style-name="T7">);</text:span></text:span></text:p>
            <text:p text:style-name="P2"><text:span text:style-name="Source_20_Text"><text:span text:style-name="T46">postCors(&lt;url&gt;,&lt;data&gt;,&lt;format&gt;,&lt;success&gt;[,error[,user,&lt;password&gt;]</text:span></text:span><text:span text:style-name="Source_20_Text"><text:span text:style-name="T48">]</text:span></text:span><text:span text:style-name="Source_20_Text"><text:span text:style-name="T46">);</text:span></text:span></text:p>
            <text:p text:style-name="P3"><text:span text:style-name="Source_20_Text"><text:span text:style-name="T47">getJson(&lt;url&gt;,&lt;success&gt;);</text:span></text:span></text:p>
            <text:p text:style-name="P3"><text:span text:style-name="Source_20_Text"><text:span text:style-name="T47">getText(&lt;url&gt;,&lt;success&gt;);</text:span></text:span></text:p>
          </table:table-cell>
          <table:covered-table-cell/>
        </table:table-row>
        <table:table-row table:style-name="Táblázat3.5">
          <table:covered-table-cell/>
          <table:table-cell table:style-name="Táblázat3.B3" table:number-columns-spanned="2" office:value-type="string">
            <text:p text:style-name="P29">Cookie</text:p>
          </table:table-cell>
          <table:covered-table-cell/>
        </table:table-row>
        <table:table-row>
          <table:covered-table-cell/>
          <table:table-cell table:style-name="Táblázat3.B6" table:number-columns-spanned="2" office:value-type="string">
            <text:p text:style-name="P26"><text:span text:style-name="Source_20_Text"><text:span text:style-name="T7">setCookie(&lt;name&gt;,&lt;value&gt;[,hours[,path[,domain[,secure[,HttpOnly]]]]]);</text:span></text:span></text:p>
            <text:p text:style-name="P27"><text:span text:style-name="Source_20_Text"><text:span text:style-name="T7">getCookie([name]);</text:span></text:span></text:p>
            <text:p text:style-name="P27"><text:span text:style-name="Source_20_Text"><text:span text:style-name="T7">hasCookie(&lt;name&gt;);</text:span></text:span></text:p>
            <text:p text:style-name="P26"><text:span text:style-name="Source_20_Text"><text:span text:style-name="T7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3.B3" table:number-columns-spanned="2" office:value-type="string">
            <text:p text:style-name="P28"><text:span text:style-name="Source_20_Text"><text:span text:style-name="T53">Type checking</text:span></text:span></text:p>
          </table:table-cell>
          <table:covered-table-cell/>
        </table:table-row>
        <table:table-row>
          <table:covered-table-cell/>
          <table:table-cell table:style-name="Táblázat3.B8" table:number-columns-spanned="2" office:value-type="string">
            <text:p text:style-name="P18"><text:span text:style-name="Source_20_Text"><text:span text:style-name="T30">isString(&lt;value&gt;);, isChar(&lt;value&gt;);, isNumber(&lt;value&gt;);, isInteger(&lt;value&gt;);, isFloat(&lt;value&gt;);, isNumeric(</text:span></text:span><text:span text:style-name="Source_20_Text"><text:span text:style-name="T32">&lt;</text:span></text:span><text:span text:style-name="Source_20_Text"><text:span text:style-name="T30">value</text:span></text:span><text:span text:style-name="Source_20_Text"><text:span text:style-name="T32">&gt;</text:span></text:span><text:span text:style-name="Source_20_Text"><text:span text:style-name="T30">);, isBoolean(&lt;value&gt;);, isObject(&lt;value&gt;); isEmptyObject(&lt;value&gt;);, isFunction(&lt;value&gt;);, isArray(&lt;value&gt;);, isEmptyArray(&lt;value&gt;);, isArraylike(&lt;value&gt;);, isNull(&lt;value&gt;);, isUndefined(&lt;value&gt;);, isNullOrUndefined(&lt;value&gt;);, isPrimitive(&lt;value&gt;);,</text:span></text:span><text:span text:style-name="Source_20_Text"><text:span text:style-name="T29"> </text:span></text:span><text:span text:style-name="Source_20_Text"><text:span text:style-name="T30">isRegexp(&lt;value&gt;);, isDate(&lt;value&gt;);, </text:span></text:span><text:span text:style-name="Source_20_Text"><text:span text:style-name="T31">i</text:span></text:span><text:span text:style-name="Source_20_Text"><text:span text:style-name="T30">sElement(&lt;value&gt;);</text:span></text:span></text:p>
            <text:p text:style-name="P19"><text:span text:style-name="Source_20_Text"><text:span text:style-name="T35">ES6: </text:span></text:span><text:span text:style-name="Source_20_Text"><text:span text:style-name="T30">isSymbol(&lt;value&gt;);, isMap(&lt;value&gt;);,</text:span></text:span><text:span text:style-name="Source_20_Text"><text:span text:style-name="T29"> </text:span></text:span><text:span text:style-name="Source_20_Text"><text:span text:style-name="T30">isSet(&lt;value&gt;);</text:span></text:span></text:p>
          </table:table-cell>
          <table:covered-table-cell/>
        </table:table-row>
      </table:table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32">Polyfills</text:p>
          </table:table-cell>
        </table:table-row>
        <table:table-row>
          <table:table-cell table:style-name="Táblázat4.A2" office:value-type="string">
            <text:p text:style-name="P17"><text:span text:style-name="Source_20_Text"><text:span text:style-name="T38"/></text:span></text:p>
            <text:p text:style-name="P17"><text:span text:style-name="Source_20_Text"><text:span text:style-name="T36">Array: </text:span></text:span><text:span text:style-name="Source_20_Text"><text:span text:style-name="T7">Array.from();, Array.of();, Array.prototype.fill();, Array.prototype.find();, Array.prototype.findIndex();, Array.prototype.includes();, Array.prototype.flat();, Array.prototype.flatMap();, Array.prototype.copyWithin();</text:span></text:span></text:p>
            <text:p text:style-name="P17"><text:span text:style-name="Source_20_Text"><text:span text:style-name="T7"/></text:span></text:p>
            <text:p text:style-name="P17"><text:span text:style-name="Source_20_Text"><text:span text:style-name="T36">String: </text:span></text:span><text:span text:style-name="Source_20_Text"><text:span text:style-name="T7">String.prototype.includes();, String.prototype.trimStart()/trimLeft();, String.prototype.trimEnd()/trimRight();, String.prototype.startsWith();, String.prototype.endsWith();, String.prototype.padStart();, String.prototype.padEnd();, String.prototype.repeat();, String.fromCodePoint();, String.prototype.codePointAt();</text:span></text:span></text:p>
            <text:p text:style-name="P17"><text:span text:style-name="Source_20_Text"><text:span text:style-name="T7"/></text:span></text:p>
            <text:p text:style-name="P23"><text:span text:style-name="Source_20_Text"><text:span text:style-name="T36">Object: </text:span></text:span><text:span text:style-name="Source_20_Text"><text:span text:style-name="T7">Object.create();, Object.assign();, Object.fromEntries();, Object.entries();, Object.values();, Object.is();, Object.getOwnPropertyDescriptors();</text:span></text:span></text:p>
            <text:p text:style-name="P17"><text:span text:style-name="Source_20_Text"><text:span text:style-name="T7"/></text:span></text:p>
            <text:p text:style-name="P22"><text:span text:style-name="Source_20_Text"><text:span text:style-name="T36">DOM: </text:span></text:span><text:span text:style-name="Source_20_Text"><text:span text:style-name="T7">NodeList.prototype.forEach();, ChildNode.after();, ChildNode.before();, ChildNode.remove();, ChildNode.replaceWith();, ParentNode.append();, ParentNode.prepend();, Element.prototype.toggleAttribute();, Element.prototype.matches();, Element.prototype.closest();, Element.prototype.getAttributeNames();</text:span></text:span></text:p>
            <text:p text:style-name="P17"><text:span text:style-name="Source_20_Text"><text:span text:style-name="T7"/></text:span></text:p>
            <text:p text:style-name="P20"><text:span text:style-name="Source_20_Text"><text:span text:style-name="T36">Number: </text:span></text:span><text:span text:style-name="Source_20_Text"><text:span text:style-name="T7">Number.MIN_SAFE_INTEGER;, Number.MAX_SAFE_INTEGER;, Number.EPSILON;, Number.isInteger();, Number.isSafeInteger();, Number.isFinite();, Number.isNaN();, isNaN();, Number.parseInt</text:span></text:span><text:span text:style-name="Source_20_Text"><text:span text:style-name="T25">();, Number.parseFloat();</text:span></text:span></text:p>
            <text:p text:style-name="P20"><text:span text:style-name="Source_20_Text"><text:span text:style-name="T25"/></text:span></text:p>
            <text:p text:style-name="P20"><text:span text:style-name="Source_20_Text"><text:span text:style-name="T37">Math: </text:span></text:span><text:span text:style-name="Source_20_Text"><text:span text:style-name="T25">Math.acosh();, Math.asinh();, Math.atanh();, Math.cbrt();, Math.clz32();, Math.cosh();, Math.expm1();, Math.fround();, Math.hypot();, Math.imul();, Math.log1p();, Math.log10();, Math.log2();, Math.sign();, Math.sinh();, Math.tanh();, Math.trunc();</text:span></text:span></text:p>
            <text:p text:style-name="P17"><text:span text:style-name="Source_20_Text"><text:span text:style-name="T7"/></text:span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11-27T22:55:37.998000000</dc:date>
    <meta:editing-duration>PT7H23M39S</meta:editing-duration>
    <meta:editing-cycles>167</meta:editing-cycles>
    <meta:generator>LibreOffice/6.1.0.3$Windows_X86_64 LibreOffice_project/efb621ed25068d70781dc026f7e9c5187a4decd1</meta:generator>
    <meta:document-statistic meta:table-count="2" meta:image-count="0" meta:object-count="0" meta:page-count="2" meta:paragraph-count="86" meta:word-count="207" meta:character-count="4367" meta:non-whitespace-character-count="4234"/>
  </office:meta>
</office:document-meta>
</file>